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Symbol" svg:font-family="Symbol"/>
    <style:font-face style:name="Tahoma1" svg:font-family="Tahoma"/>
    <style:font-face style:name="Lucida Sans1" svg:font-family="'Lucida Sans'" style:font-family-generic="swiss"/>
    <style:font-face style:name="Andale Sans UI" svg:font-family="'Andale Sans UI', 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org Sans" svg:font-family="'Giorg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6cm"/>
    </style:style>
    <style:style style:name="P2" style:family="paragraph" style:parent-style-name="Standard">
      <style:paragraph-properties fo:line-height="0.6cm"/>
      <style:text-properties style:font-name="Giorg Sans"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0.6cm"/>
      <style:text-properties style:font-name="Giorg Sans" fo:font-size="11pt" fo:language="en" fo:country="US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4" style:family="paragraph" style:parent-style-name="Standard">
      <loext:graphic-properties draw:fill="none" draw:fill-color="#eeeeee" draw:fill-image-width="0cm" draw:fill-image-height="0cm"/>
      <style:paragraph-properties fo:line-height="0.6cm" fo:background-color="transparent"/>
      <style:text-properties style:font-name="Giorg Sans"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0.6cm"/>
      <style:text-properties style:font-name="Giorg Sans" fo:font-size="11pt" fo:language="en" fo:country="US" style:font-size-asian="11pt" style:font-size-complex="11pt"/>
    </style:style>
    <style:style style:name="P6" style:family="paragraph" style:parent-style-name="Standard">
      <style:paragraph-properties fo:line-height="0.6cm"/>
      <style:text-properties style:font-name="Giorg Sans" fo:font-size="11pt" fo:language="en" fo:country="US" fo:font-weight="normal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="none" draw:fill-color="#eeeeee" draw:fill-image-width="0cm" draw:fill-image-height="0cm"/>
      <style:paragraph-properties fo:line-height="0.6cm" fo:background-color="transparent"/>
      <style:text-properties style:font-name="Giorg Sans" fo:font-size="11pt" fo:language="en" fo:country="US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 draw:fill-color="#eeeeee" draw:fill-image-width="0cm" draw:fill-image-height="0cm"/>
      <style:paragraph-properties fo:line-height="0.6cm" fo:background-color="transparent"/>
      <style:text-properties style:font-name="Giorg Sans" fo:font-size="11pt" fo:language="en" fo:country="US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0.6cm"/>
      <style:text-properties style:font-name="Giorg Sans" fo:font-size="11pt" style:font-size-asian="11pt" style:font-size-complex="11pt"/>
    </style:style>
    <style:style style:name="P10" style:family="paragraph" style:parent-style-name="Standard">
      <loext:graphic-properties draw:fill="none" draw:fill-color="#eeeeee" draw:fill-image-width="0cm" draw:fill-image-height="0cm"/>
      <style:paragraph-properties fo:line-height="0.6cm" fo:background-color="transparent"/>
      <style:text-properties style:font-name="Giorg Sans" fo:font-size="11pt" fo:background-color="transparent" style:font-size-asian="11pt" style:font-size-complex="11pt"/>
    </style:style>
    <style:style style:name="P11" style:family="paragraph" style:parent-style-name="Standard">
      <style:paragraph-properties fo:line-height="0.6cm"/>
      <style:text-properties style:text-line-through-style="solid" style:text-line-through-type="single" style:font-name="Giorg Sans" fo:font-size="11pt" fo:language="en" fo:country="US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line-height="0.6cm"/>
      <style:text-properties style:text-line-through-style="solid" style:text-line-through-type="single" style:font-name="Giorg Sans" fo:font-size="11pt" fo:language="en" fo:country="US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0.6cm"/>
      <style:text-properties style:text-line-through-style="solid" style:text-line-through-type="single" style:font-name="Giorg Sans" fo:font-size="11pt" fo:language="en" fo:country="US" style:font-size-asian="11pt" style:font-size-complex="11pt"/>
    </style:style>
    <style:style style:name="P14" style:family="paragraph" style:parent-style-name="Standard">
      <style:paragraph-properties fo:line-height="0.6cm"/>
      <style:text-properties style:text-line-through-style="solid" style:text-line-through-type="single" style:font-name="Giorg Sans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line-height="0.6cm"/>
      <style:text-properties style:text-line-through-style="solid" style:text-line-through-type="single" style:font-name="Giorg Sans" fo:font-size="11pt" style:font-size-asian="11pt" style:font-size-complex="11pt"/>
    </style:style>
    <style:style style:name="P16" style:family="paragraph" style:parent-style-name="Standard">
      <style:paragraph-properties fo:margin-left="1.245cm" fo:margin-right="0cm" fo:line-height="0.6cm" fo:text-indent="0cm" style:auto-text-indent="false"/>
      <style:text-properties style:font-name="Giorg Sans" fo:font-size="11pt" fo:language="en" fo:country="US" fo:font-weight="bold" style:font-size-asian="11pt" style:font-weight-asian="bold" style:font-size-complex="11pt" style:font-weight-complex="bold"/>
    </style:style>
    <style:style style:name="P17" style:family="paragraph" style:parent-style-name="Standard">
      <loext:graphic-properties draw:fill="none" draw:fill-color="#eeeeee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font-name="Giorg Sans"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1.245cm" fo:margin-right="0cm" fo:line-height="0.6cm" fo:text-indent="0cm" style:auto-text-indent="false"/>
      <style:text-properties style:font-name="Giorg Sans" fo:font-size="11pt" fo:language="en" fo:country="US" style:font-size-asian="11pt" style:font-size-complex="11pt"/>
    </style:style>
    <style:style style:name="P19" style:family="paragraph" style:parent-style-name="Standard">
      <style:paragraph-properties fo:margin-left="1.245cm" fo:margin-right="0cm" fo:line-height="0.6cm" fo:text-indent="0cm" style:auto-text-indent="false"/>
      <style:text-properties style:font-name="Giorg Sans" fo:font-size="11pt" fo:language="en" fo:country="US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1.245cm" fo:margin-right="0cm" fo:line-height="0.6cm" fo:text-indent="0cm" style:auto-text-indent="false"/>
      <style:text-properties style:font-name="Giorg Sans" fo:font-size="11pt" fo:language="en" fo:country="US" fo:font-weight="normal" fo:background-color="#ffff0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1.245cm" fo:margin-right="0cm" fo:line-height="0.6cm" fo:text-indent="0cm" style:auto-text-indent="false"/>
      <style:text-properties style:font-name="Giorg Sans" fo:font-size="11pt" fo:language="en" fo:country="US" fo:font-weight="normal" fo:background-color="transparent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 draw:fill-color="#cccccc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font-name="Giorg Sans" fo:font-size="11pt" fo:language="en" fo:country="US" fo:font-weight="normal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 draw:fill-color="#eeeeee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font-name="Giorg Sans" fo:font-size="11pt" fo:language="en" fo:country="US" fo:font-weight="normal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1.245cm" fo:margin-right="0cm" fo:line-height="0.6cm" fo:text-indent="0cm" style:auto-text-indent="false"/>
      <style:text-properties style:font-name="Giorg Sans" fo:font-size="11pt" fo:language="en" fo:country="US" fo:background-color="#ffff00" style:font-size-asian="11pt" style:font-size-complex="11pt"/>
    </style:style>
    <style:style style:name="P25" style:family="paragraph" style:parent-style-name="Standard">
      <style:paragraph-properties fo:margin-left="1.245cm" fo:margin-right="0cm" fo:line-height="0.6cm" fo:text-indent="0cm" style:auto-text-indent="false"/>
      <style:text-properties style:font-name="Giorg Sans" fo:font-size="11pt" fo:language="en" fo:country="US" fo:font-style="italic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1.245cm" fo:margin-right="0cm" fo:line-height="0.6cm" fo:text-indent="0cm" style:auto-text-indent="false"/>
      <style:text-properties style:font-name="Giorg Sans" fo:font-size="11pt" fo:language="en" fo:country="US" fo:font-style="normal" style:font-size-asian="11pt" style:font-style-asian="normal" style:font-size-complex="11pt" style:font-style-complex="normal"/>
    </style:style>
    <style:style style:name="P27" style:family="paragraph" style:parent-style-name="Standard">
      <loext:graphic-properties draw:fill="none" draw:fill-color="#eeeeee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font-name="Giorg Sans" fo:font-size="11pt" fo:language="en" fo:country="US" fo:background-color="transparent" style:font-size-asian="11pt" style:font-size-complex="11pt"/>
    </style:style>
    <style:style style:name="P28" style:family="paragraph" style:parent-style-name="Standard">
      <loext:graphic-properties draw:fill="none" draw:fill-color="#eeeeee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font-name="Giorg Sans" fo:font-size="11pt" fo:language="en" fo:country="US" style:text-underline-style="solid" style:text-underline-width="auto" style:text-underline-color="font-color" fo:background-color="transparent" style:font-size-asian="11pt" style:font-size-complex="11pt"/>
    </style:style>
    <style:style style:name="P29" style:family="paragraph" style:parent-style-name="Standard">
      <loext:graphic-properties draw:fill="none" draw:fill-color="#eeeeee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font-name="Giorg Sans" fo:font-size="11pt" fo:language="en" fo:country="US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1.245cm" fo:margin-right="0cm" fo:line-height="0.6cm" fo:text-indent="0cm" style:auto-text-indent="false"/>
      <style:text-properties style:font-name="Giorg Sans" fo:font-size="11pt" style:font-size-asian="11pt" style:font-size-complex="11pt"/>
    </style:style>
    <style:style style:name="P31" style:family="paragraph" style:parent-style-name="Standard">
      <style:paragraph-properties fo:margin-left="1.245cm" fo:margin-right="0cm" fo:line-height="0.6cm" fo:text-indent="0cm" style:auto-text-indent="false"/>
      <style:text-properties style:font-name="Giorg Sans" fo:font-size="11pt" fo:font-weight="normal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1.245cm" fo:margin-right="0cm" fo:line-height="0.6cm" fo:text-indent="0cm" style:auto-text-indent="false"/>
      <style:text-properties style:font-name="Giorg Sans" fo:font-size="11pt" fo:font-weight="bold" fo:background-color="transparent" style:font-size-asian="11pt" style:font-weight-asian="bold" style:font-size-complex="11pt" style:font-weight-complex="bold"/>
    </style:style>
    <style:style style:name="P33" style:family="paragraph" style:parent-style-name="Standard">
      <loext:graphic-properties draw:fill="none" draw:fill-color="#cccccc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font-name="Giorg Sans" fo:font-size="11pt" fo:background-color="transparent" style:font-size-asian="11pt" style:font-size-complex="11pt"/>
    </style:style>
    <style:style style:name="P34" style:family="paragraph" style:parent-style-name="Standard">
      <loext:graphic-properties draw:fill="none" draw:fill-color="#eeeeee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font-name="Giorg Sans" fo:font-size="11pt" fo:background-color="transparent" style:font-size-asian="11pt" style:font-size-complex="11pt"/>
    </style:style>
    <style:style style:name="P35" style:family="paragraph" style:parent-style-name="Standard">
      <style:paragraph-properties fo:margin-left="1.245cm" fo:margin-right="0cm" fo:line-height="0.6cm" fo:text-indent="0cm" style:auto-text-indent="false"/>
      <style:text-properties style:text-line-through-style="solid" style:text-line-through-type="single" style:font-name="Giorg Sans" fo:font-size="11pt" fo:language="en" fo:country="US" fo:font-weight="normal" fo:background-color="transparent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 draw:fill-color="#cccccc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text-line-through-style="solid" style:text-line-through-type="single" style:font-name="Giorg Sans" fo:font-size="11pt" fo:language="en" fo:country="US" fo:font-weight="normal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1.245cm" fo:margin-right="0cm" fo:line-height="0.6cm" fo:text-indent="0cm" style:auto-text-indent="false"/>
      <style:text-properties style:text-line-through-style="solid" style:text-line-through-type="single" style:font-name="Giorg Sans" fo:font-size="11pt" fo:language="en" fo:country="US" style:text-underline-style="none" fo:font-weight="normal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 draw:fill-color="#cccccc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text-line-through-style="solid" style:text-line-through-type="single" style:font-name="Giorg Sans"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1.245cm" fo:margin-right="0cm" fo:line-height="0.6cm" fo:text-indent="0cm" style:auto-text-indent="false"/>
      <style:text-properties style:text-line-through-style="solid" style:text-line-through-type="single" style:font-name="Giorg Sans" fo:font-size="11pt" fo:language="en" fo:country="US" fo:background-color="transparent" style:font-size-asian="11pt" style:font-size-complex="11pt"/>
    </style:style>
    <style:style style:name="P40" style:family="paragraph" style:parent-style-name="Standard">
      <style:paragraph-properties fo:margin-left="1.245cm" fo:margin-right="0cm" fo:line-height="0.6cm" fo:text-indent="0cm" style:auto-text-indent="false"/>
      <style:text-properties style:text-line-through-style="solid" style:text-line-through-type="single" style:font-name="Giorg Sans" fo:font-size="11pt" fo:font-weight="normal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 draw:fill-color="#cccccc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text-line-through-style="solid" style:text-line-through-type="single" style:font-name="Giorg Sans" fo:font-size="11pt" fo:font-weight="normal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1.245cm" fo:margin-right="0cm" fo:line-height="0.6cm" fo:text-indent="0cm" style:auto-text-indent="false"/>
      <style:text-properties style:text-line-through-style="solid" style:text-line-through-type="single" style:font-name="Giorg Sans" fo:font-size="11pt" style:font-size-asian="11pt" style:font-size-complex="11pt"/>
    </style:style>
    <style:style style:name="P43" style:family="paragraph" style:parent-style-name="Standard">
      <loext:graphic-properties draw:fill="none" draw:fill-color="#cccccc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text-line-through-style="solid" style:text-line-through-type="single" style:font-name="Giorg Sans" fo:font-size="11pt" fo:font-weight="bold" fo:background-color="transparent" style:font-size-asian="11pt" style:font-weight-asian="bold" style:font-size-complex="11pt" style:font-weight-complex="bold"/>
    </style:style>
    <style:style style:name="P44" style:family="paragraph" style:parent-style-name="Standard">
      <loext:graphic-properties draw:fill="none" draw:fill-color="#cccccc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text-line-through-style="solid" style:text-line-through-type="single" style:font-name="Giorg Sans" fo:font-size="11pt" fo:background-color="transparent" style:font-size-asian="11pt" style:font-size-complex="11pt"/>
    </style:style>
    <style:style style:name="P45" style:family="paragraph" style:parent-style-name="Standard">
      <loext:graphic-properties draw:fill="none" draw:fill-color="#eeeeee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fo:color="#ff0000" style:font-name="Giorg Sans"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46" style:family="paragraph" style:parent-style-name="Standard">
      <loext:graphic-properties draw:fill="none" draw:fill-color="#eeeeee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fo:color="#ff0000" style:font-name="Giorg Sans" fo:font-size="11pt" fo:language="en" fo:country="US" fo:background-color="transparent" style:font-size-asian="11pt" style:font-size-complex="11pt"/>
    </style:style>
    <style:style style:name="P47" style:family="paragraph" style:parent-style-name="Standard" style:master-page-name="">
      <loext:graphic-properties draw:fill="none" draw:fill-color="#cccccc" draw:fill-image-width="0cm" draw:fill-image-height="0cm"/>
      <style:paragraph-properties fo:margin-left="1.245cm" fo:margin-right="0cm" fo:line-height="0.6cm" fo:text-indent="0cm" style:auto-text-indent="false" style:page-number="auto" fo:background-color="transparent"/>
      <style:text-properties style:text-line-through-style="solid" style:text-line-through-type="single" style:font-name="Giorg Sans" fo:font-size="11pt" fo:language="en" fo:country="US" fo:font-weight="normal" fo:background-color="transparent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 draw:fill-color="#cccccc" draw:fill-image-width="0cm" draw:fill-image-height="0cm"/>
      <style:paragraph-properties fo:margin-left="2.491cm" fo:margin-right="0cm" fo:line-height="0.6cm" fo:text-indent="0cm" style:auto-text-indent="false" fo:background-color="transparent"/>
      <style:text-properties style:text-line-through-style="solid" style:text-line-through-type="single" style:font-name="Giorg Sans" fo:font-size="11pt" fo:language="en" fo:country="US" fo:font-weight="normal" officeooo:paragraph-rsid="0009b672" fo:background-color="transparent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left="0cm" fo:margin-right="0cm" fo:line-height="0.6cm" fo:text-indent="0cm" style:auto-text-indent="false"/>
      <style:text-properties style:font-name="Giorg Sans" fo:font-size="11pt" fo:font-weight="bold" fo:background-color="transparent" style:font-size-asian="11pt" style:font-weight-asian="bold" style:font-size-complex="11pt" style:font-weight-complex="bold"/>
    </style:style>
    <style:style style:name="P50" style:family="paragraph" style:parent-style-name="Standard">
      <loext:graphic-properties draw:fill="none" draw:fill-color="#eeeeee" draw:fill-image-width="0cm" draw:fill-image-height="0cm"/>
      <style:paragraph-properties fo:margin-left="0cm" fo:margin-right="0cm" fo:line-height="0.6cm" fo:text-indent="-0.635cm" style:auto-text-indent="false" fo:background-color="transparent"/>
      <style:text-properties style:font-name="Giorg Sans"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51" style:family="paragraph" style:parent-style-name="Standard">
      <loext:graphic-properties draw:fill="none" draw:fill-color="#eeeeee" draw:fill-image-width="0cm" draw:fill-image-height="0cm"/>
      <style:paragraph-properties fo:margin-left="0cm" fo:margin-right="0cm" fo:line-height="0.6cm" fo:text-indent="-0.635cm" style:auto-text-indent="false" fo:background-color="transparent"/>
      <style:text-properties style:font-name="Giorg Sans" fo:font-size="11pt" fo:language="en" fo:country="US" fo:background-color="transparent" style:font-size-asian="11pt" style:font-size-complex="11pt"/>
    </style:style>
    <style:style style:name="P52" style:family="paragraph" style:parent-style-name="Standard">
      <loext:graphic-properties draw:fill="none" draw:fill-color="#eeeeee" draw:fill-image-width="0cm" draw:fill-image-height="0cm"/>
      <style:paragraph-properties fo:margin-left="0cm" fo:margin-right="0cm" fo:line-height="0.6cm" fo:text-indent="-0.635cm" style:auto-text-indent="false" fo:background-color="transparent"/>
      <style:text-properties style:font-name="Giorg Sans" fo:font-size="11pt" fo:language="en" fo:country="US" fo:font-weight="normal" fo:background-color="transparent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 draw:fill-color="#eeeeee" draw:fill-image-width="0cm" draw:fill-image-height="0cm"/>
      <style:paragraph-properties fo:margin-left="1.245cm" fo:margin-right="0cm" fo:line-height="0.6cm" fo:text-indent="-0.635cm" style:auto-text-indent="false" fo:background-color="transparent"/>
      <style:text-properties style:font-name="Giorg Sans"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54" style:family="paragraph" style:parent-style-name="Standard" style:master-page-name="Standard">
      <style:paragraph-properties fo:line-height="0.6cm" style:page-number="auto"/>
      <style:text-properties style:text-line-through-style="solid" style:text-line-through-type="single" style:font-name="Giorg Sans" fo:font-size="11pt" fo:language="en" fo:country="US" fo:font-weight="bold" style:font-size-asian="11pt" style:font-weight-asian="bold" style:font-size-complex="11pt" style:font-weight-complex="bold"/>
    </style:style>
    <style:style style:name="P55" style:family="paragraph" style:parent-style-name="Standard" style:list-style-name="WW8Num3">
      <style:paragraph-properties fo:line-height="0.6cm"/>
      <style:text-properties style:text-line-through-style="solid" style:text-line-through-type="single" style:font-name="Giorg Sans" fo:font-size="11pt" fo:language="en" fo:country="US" style:font-size-asian="11pt" style:font-size-complex="11pt"/>
    </style:style>
    <style:style style:name="P56" style:family="paragraph" style:parent-style-name="Standard" style:list-style-name="WW8Num3">
      <style:paragraph-properties fo:line-height="0.6cm"/>
      <style:text-properties style:font-name="Giorg Sans" fo:font-size="11pt" fo:language="en" fo:country="US" style:font-size-asian="11pt" style:font-size-complex="11pt"/>
    </style:style>
    <style:style style:name="P57" style:family="paragraph" style:parent-style-name="Standard" style:list-style-name="WW8Num12">
      <style:paragraph-properties fo:line-height="0.6cm"/>
      <style:text-properties style:font-name="Giorg Sans" fo:font-size="11pt" fo:language="en" fo:country="US" style:font-size-asian="11pt" style:font-size-complex="11pt"/>
    </style:style>
    <style:style style:name="P58" style:family="paragraph" style:parent-style-name="Standard" style:list-style-name="WW8Num4">
      <loext:graphic-properties draw:fill="none" draw:fill-color="#eeeeee" draw:fill-image-width="0cm" draw:fill-image-height="0cm"/>
      <style:paragraph-properties fo:line-height="0.6cm" fo:background-color="transparent"/>
      <style:text-properties style:font-name="Giorg Sans"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59" style:family="paragraph" style:parent-style-name="Standard" style:list-style-name="WW8Num10">
      <style:paragraph-properties fo:line-height="0.6cm"/>
      <style:text-properties style:font-name="Giorg Sans" fo:font-size="11pt" fo:language="en" fo:country="US" fo:font-weight="bold" style:font-size-asian="11pt" style:font-weight-asian="bold" style:font-size-complex="11pt" style:font-weight-complex="bold"/>
    </style:style>
    <style:style style:name="P60" style:family="paragraph" style:parent-style-name="Standard" style:list-style-name="WW8Num1">
      <loext:graphic-properties draw:fill="none" draw:fill-color="#eeeeee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font-name="Giorg Sans" fo:font-size="11pt" fo:language="en" fo:country="US" fo:font-weight="normal" fo:background-color="transparent" style:font-size-asian="11pt" style:font-weight-asian="normal" style:font-size-complex="11pt" style:font-weight-complex="normal"/>
    </style:style>
    <style:style style:name="P61" style:family="paragraph" style:parent-style-name="Standard" style:list-style-name="WW8Num2">
      <loext:graphic-properties draw:fill="none" draw:fill-color="#eeeeee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font-name="Giorg Sans" fo:font-size="11pt" fo:language="en" fo:country="US" fo:font-weight="normal" fo:background-color="transparent" style:font-size-asian="11pt" style:font-weight-asian="normal" style:font-size-complex="11pt" style:font-weight-complex="normal"/>
    </style:style>
    <style:style style:name="P62" style:family="paragraph" style:parent-style-name="Standard" style:list-style-name="WW8Num6">
      <loext:graphic-properties draw:fill="none" draw:fill-color="#eeeeee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font-name="Giorg Sans" fo:font-size="11pt" fo:language="en" fo:country="US" fo:font-weight="normal" fo:background-color="transparent" style:font-size-asian="11pt" style:font-weight-asian="normal" style:font-size-complex="11pt" style:font-weight-complex="normal"/>
    </style:style>
    <style:style style:name="P63" style:family="paragraph" style:parent-style-name="Standard" style:list-style-name="WW8Num7">
      <style:paragraph-properties fo:margin-left="1.245cm" fo:margin-right="0cm" fo:line-height="0.6cm" fo:text-indent="0cm" style:auto-text-indent="false"/>
      <style:text-properties style:font-name="Giorg Sans" fo:font-size="11pt" fo:language="en" fo:country="US" fo:font-weight="normal" style:font-size-asian="11pt" style:font-weight-asian="normal" style:font-size-complex="11pt" style:font-weight-complex="normal"/>
    </style:style>
    <style:style style:name="P64" style:family="paragraph" style:parent-style-name="Standard" style:list-style-name="WW8Num5">
      <loext:graphic-properties draw:fill="none" draw:fill-color="#eeeeee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font-name="Giorg Sans"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65" style:family="paragraph" style:parent-style-name="Standard" style:list-style-name="WW8Num11">
      <style:paragraph-properties fo:margin-left="1.245cm" fo:margin-right="0cm" fo:line-height="0.6cm" fo:text-indent="0cm" style:auto-text-indent="false"/>
      <style:text-properties style:font-name="Giorg Sans" fo:font-size="11pt" fo:language="en" fo:country="US" fo:font-style="normal" style:font-size-asian="11pt" style:font-style-asian="normal" style:font-size-complex="11pt" style:font-style-complex="normal"/>
    </style:style>
    <style:style style:name="P66" style:family="paragraph" style:parent-style-name="Standard" style:list-style-name="WW8Num9">
      <style:paragraph-properties fo:margin-left="1.245cm" fo:margin-right="0cm" fo:line-height="0.6cm" fo:text-indent="0cm" style:auto-text-indent="false"/>
      <style:text-properties style:font-name="Giorg Sans" fo:font-size="11pt" style:font-size-asian="11pt" style:font-size-complex="11pt"/>
    </style:style>
    <style:style style:name="P67" style:family="paragraph" style:parent-style-name="Standard" style:list-style-name="WW8Num8">
      <style:paragraph-properties fo:margin-left="1.245cm" fo:margin-right="0cm" fo:line-height="0.6cm" fo:text-indent="0cm" style:auto-text-indent="false"/>
      <style:text-properties style:text-line-through-style="solid" style:text-line-through-type="single" style:font-name="Giorg Sans" fo:font-size="11p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7" style:family="text">
      <style:text-properties fo:language="en" fo:country="US" style:font-name-asian="Times New Roman" style:font-name-complex="Times New Roman"/>
    </style:style>
    <style:style style:name="T8" style:family="text">
      <style:text-properties fo:language="en" fo:country="US" fo:background-color="transparent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6666ff"/>
    </style:style>
    <style:style style:name="T11" style:family="text">
      <style:text-properties fo:color="#6666ff" fo:language="en" fo:country="US"/>
    </style:style>
    <style:style style:name="T12" style:family="text">
      <style:text-properties fo:color="#6666ff" fo:language="en" fo:country="US" fo:font-weight="bold" style:font-weight-asian="bold" style:font-weight-complex="bold"/>
    </style:style>
    <style:style style:name="T13" style:family="text">
      <style:text-properties fo:color="#6666ff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6666ff" fo:language="en" fo:country="US" fo:font-weight="normal" style:font-weight-asian="normal" style:font-weight-complex="normal"/>
    </style:style>
    <style:style style:name="T15" style:family="text">
      <style:text-properties fo:color="#6666ff" fo:font-weight="bold" style:font-weight-asian="bold" style:font-weight-complex="bold"/>
    </style:style>
    <style:style style:name="T16" style:family="text">
      <style:text-properties fo:color="#6666ff" style:text-line-through-style="solid" style:text-line-through-type="single"/>
    </style:style>
    <style:style style:name="T17" style:family="text">
      <style:text-properties fo:color="#6666ff" style:text-line-through-style="solid" style:text-line-through-type="single" fo:font-weight="normal" style:font-weight-asian="normal" style:font-weight-complex="normal"/>
    </style:style>
    <style:style style:name="T18" style:family="text">
      <style:text-properties fo:color="#6666ff" style:text-line-through-style="solid" style:text-line-through-type="single" fo:font-weight="bold" style:font-weight-asian="bold" style:font-weight-complex="bold"/>
    </style:style>
    <style:style style:name="T19" style:family="text">
      <style:text-properties officeooo:rsid="00039068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solid" style:text-line-through-type="single" fo:font-weight="normal" style:font-weight-asian="normal" style:font-weight-complex="normal"/>
    </style:style>
    <style:style style:name="T22" style:family="text">
      <style:text-properties style:font-name="Giorg Sans" fo:font-size="11pt" fo:language="en" fo:country="US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3" style:family="text">
      <style:text-properties style:font-name="Giorg Sans" fo:font-size="11pt" fo:language="en" fo:country="US" fo:font-weight="bold" style:font-size-asian="11pt" style:font-weight-asian="bold" style:font-size-complex="11pt" style:font-weight-complex="bold"/>
    </style:style>
    <style:style style:name="T24" style:family="text">
      <style:text-properties officeooo:rsid="0009b672"/>
    </style:style>
    <style:style style:name="T25" style:family="text">
      <style:text-properties style:use-window-font-color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WATERMARKER - TECHNICAL SPECIFICATION</text:p>
      <text:p text:style-name="P11">by Wojciech Panufnik</text:p>
      <text:p text:style-name="P11"/>
      <text:p text:style-name="P11">I. GENERAL DESCRIPTION:</text:p>
      <text:p text:style-name="P5"/>
      <text:p text:style-name="P5">I need a Windows tool which will be batch processing doing <text:span text:style-name="T10">conversion, renaming, sound processing</text:span> and <text:span text:style-name="T20">most of all - </text:span><text:span text:style-name="T16">mixing up two audio files into one</text:span><text:span text:style-name="T20">. Possibly doing a few different things like uploading/downloading fiels from/to server.</text:span></text:p>
      <text:p text:style-name="P13"/>
      <text:p text:style-name="P13">The variety of input audio files (let's call them i-files) will be mixed in a batch process with one audio file (let's call it w-file) which will be chosen/selected before starting the process. The aim of this process is to have one output audio file created out of <text:span text:style-name="T10">every pair of I-file and W-file</text:span>.</text:p>
      <text:p text:style-name="P5"/>
      <text:p text:style-name="P5"><text:span text:style-name="T20">The entire software should use </text:span><text:span text:style-name="T16">SoX</text:span><text:span text:style-name="T20"> (http://sox.sourceforge.net/) as the main script doing the job. The final product should be </text:span>available as <text:span text:style-name="T10">GUI version as well as script version </text:span>(to be able in the future to run it on remote server).</text:p>
      <text:p text:style-name="P5"/>
      <text:p text:style-name="P11">Current process</text:p>
      <text:p text:style-name="P11"/>
      <text:p text:style-name="P12">Composers prepare music files in .wav format which they upload to FTP. Then they are downloaded from composer directory. Unzipped and put into processing via current SoX script. </text:p>
      <text:p text:style-name="P12"/>
      <text:p text:style-name="P11">Operating System and general requirements.</text:p>
      <text:p text:style-name="P11"/>
      <text:list xml:id="list921908541023978829" text:style-name="WW8Num3">
        <text:list-item>
          <text:p text:style-name="P55">Windows 7 64 bit, the tool should have general Windows compatibility.</text:p>
        </text:list-item>
        <text:list-item>
          <text:p text:style-name="P56">This tool should work <text:span text:style-name="T10">seamlessly in the background </text:span>allowing to normal work of other applications (current the script don't allow to use system while working) </text:p>
        </text:list-item>
      </text:list>
      <text:p text:style-name="P5"/>
      <text:p text:style-name="P2">This specification</text:p>
      <text:p text:style-name="P6"/>
      <text:p text:style-name="P12">[buttons] – gui button</text:p>
      <text:p text:style-name="P6"><text:span text:style-name="T10">(configurable) a set of options or setting which should be possible to change/set in GUI</text:span> (via checkboxes, pulldown menu options) or as options in the script version</text:p>
      <text:p text:style-name="P6"/>
      <text:p text:style-name="P50">II. DETAILED DESCRIPTION:</text:p>
      <text:p text:style-name="P51"/>
      <text:p text:style-name="P53">1. Selecting directory of input .wav files or .zip (I-files)</text:p>
      <text:p text:style-name="P52"/>
      <text:p text:style-name="P7"><text:tab/>User selects a directory containing .wav files or a .zip archive. These are music tracks which created by one composer. <text:s/>The structure will be like this:</text:p>
      <text:p text:style-name="P4">Before processing:</text:p>
      <text:p text:style-name="P4"/>
      <text:p text:style-name="P4"><text:tab/>[Directory-of-composer-A]</text:p>
      <text:p text:style-name="P4"><text:tab/><text:tab/>&gt; files or archive(s) inside.</text:p>
      <text:p text:style-name="P10"><text:span text:style-name="T4">So while starting to use the tool the user selects </text:span><text:span text:style-name="T2">[Directory-of-composer-A] </text:span><text:span text:style-name="T4">and the tool works on </text:span><text:span text:style-name="T2">&gt; files or archive(s) inside. </text:span><text:span text:style-name="T4">There should be also a possibility to point a </text:span><text:span text:style-name="T2">parent directory. In such case </text:span><text:span text:style-name="T4">we have </text:span><text:soft-page-break/><text:span text:style-name="T4">something like this:</text:span></text:p>
      <text:p text:style-name="P4"/>
      <text:p text:style-name="P4"><text:tab/>[DIRECTORY OF COMPOSER A, B and C]</text:p>
      <text:p text:style-name="P10"><text:span text:style-name="T4"><text:tab/><text:tab/></text:span><text:span text:style-name="T2">[Directory-of-composer-A]*</text:span></text:p>
      <text:p text:style-name="P10"><text:span text:style-name="T2"><text:tab/></text:span><text:span text:style-name="T4"><text:tab/><text:tab/>&gt; org (dir) unprocessed files of composer A</text:span></text:p>
      <text:p text:style-name="P4"><text:tab/><text:tab/>[Directory-of-composer-B]</text:p>
      <text:p text:style-name="P10"><text:span text:style-name="T2"><text:tab/><text:tab/></text:span><text:span text:style-name="T4"><text:tab/>&gt; org (dir) unprocessed files of composer B</text:span></text:p>
      <text:p text:style-name="P4"><text:tab/><text:tab/>[Directory-of-composer-C]</text:p>
      <text:p text:style-name="P7"><text:tab/><text:tab/><text:tab/>&gt; org (dir) unprocessed files of composer C</text:p>
      <text:p text:style-name="P4"><text:tab/><text:tab/></text:p>
      <text:p text:style-name="P7">Then there should be a possibility to batch process all directories one by one and during one process. </text:p>
      <text:p text:style-name="P7">*normally it would be just the name of the composer i.e. “Wojciech Panufnik”</text:p>
      <text:p text:style-name="P7"/>
      <text:p text:style-name="P8">After files are processed we have:</text:p>
      <text:p text:style-name="P4"/>
      <text:p text:style-name="P4">[DIRECTORY OF COMPOSER A, B and C]</text:p>
      <text:p text:style-name="P10"><text:span text:style-name="T4"><text:tab/><text:tab/></text:span><text:span text:style-name="T2">[Directory-of-composer-A]</text:span></text:p>
      <text:p text:style-name="P10"><text:span text:style-name="T2"><text:tab/><text:tab/></text:span><text:span text:style-name="T4"><text:tab/>&gt; org (dir) original unprocessed files</text:span></text:p>
      <text:p text:style-name="P10"><text:span text:style-name="T2"><text:tab/></text:span><text:span text:style-name="T4"><text:tab/><text:tab/>&gt; full (dir)</text:span></text:p>
      <text:p text:style-name="P7"><text:tab/><text:tab/><text:tab/>&gt; flac (dir)</text:p>
      <text:p text:style-name="P7"><text:tab/><text:tab/><text:tab/>&gt; demo(dir)</text:p>
      <text:p text:style-name="P7"><text:tab/><text:tab/><text:tab/>&gt; mp3 (dir)</text:p>
      <text:p text:style-name="P10"><text:span text:style-name="T2"><text:tab/></text:span><text:span text:style-name="T4"><text:tab/></text:span><text:span text:style-name="T2">[Directory-of-composer-B]</text:span></text:p>
      <text:p text:style-name="P10"><text:span text:style-name="T2"><text:tab/><text:tab/><text:tab/>&gt; </text:span><text:span text:style-name="T4">org (dir) original unprocessed files</text:span></text:p>
      <text:p text:style-name="P10"><text:span text:style-name="T2"><text:tab/></text:span><text:span text:style-name="T4"><text:tab/><text:tab/>&gt; full (dir)</text:span></text:p>
      <text:p text:style-name="P7"><text:tab/><text:tab/><text:tab/>&gt; flac (dir)</text:p>
      <text:p text:style-name="P7"><text:tab/><text:tab/><text:tab/>&gt; demo(dir)</text:p>
      <text:p text:style-name="P10"><text:span text:style-name="T2"><text:tab/><text:tab/><text:tab/></text:span><text:span text:style-name="T4">&gt; mp3 (dir)</text:span></text:p>
      <text:p text:style-name="P4"/>
      <text:list xml:id="list3456455544620848824" text:style-name="WW8Num4">
        <text:list-item>
          <text:p text:style-name="P58">DESCRIPTION OF THE PROCESS <text:line-break/>WHEN PROCESSING example [Directory-of-composer-A]</text:p>
        </text:list-item>
      </text:list>
      <text:p text:style-name="P4"/>
      <text:p text:style-name="P17">1. Unzip and/or copying files </text:p>
      <text:p text:style-name="P27"/>
      <text:p text:style-name="P27">- user selects the directory where the files are located. There may be zip files or .wav files</text:p>
      <text:p text:style-name="P34"><text:span text:style-name="T1">- the tool should </text:span><text:span text:style-name="T2">extract or copy </text:span><text:span text:style-name="T1">(if there are .wav files) all the files into one new directory. - The final files should be all in one directory without any subdirectories (if zipped archive contain directory(ies) the tool should put everything into one directory</text:span></text:p>
      <text:p text:style-name="P27"/>
      <text:p text:style-name="P34"><text:span text:style-name="T2">After this step: </text:span><text:span text:style-name="T1">all files are in .wav format in one directory. We call those files </text:span><text:span text:style-name="T2">I</text:span><text:span text:style-name="T4">-</text:span><text:span text:style-name="T2">files </text:span></text:p>
      <text:p text:style-name="P27">User, having all option set, can now click [PROCESS] button. </text:p>
      <text:p text:style-name="P27"/>
      <text:p text:style-name="P17">2. Renaming files </text:p>
      <text:p text:style-name="P27"/>
      <text:p text:style-name="P34"><text:span text:style-name="T1">This is a short separate process which should use following </text:span><text:span text:style-name="T2">rules</text:span><text:span text:style-name="T1">:</text:span></text:p>
      <text:p text:style-name="P27"/>
      <text:p text:style-name="P27"><text:soft-page-break/>a. <text:span text:style-name="T9">change all to lowercase</text:span></text:p>
      <text:p text:style-name="P34"><text:span text:style-name="T1">b. </text:span><text:span text:style-name="T2">replace spaces</text:span><text:span text:style-name="T1"> with '_'</text:span></text:p>
      <text:p text:style-name="P34"><text:span text:style-name="T1">c. </text:span><text:span text:style-name="T2">remove all special characters</text:span><text:span text:style-name="T1"> like !@#$%^&amp;*+,\ also remove </text:span><text:span text:style-name="T4">apostrophes</text:span></text:p>
      <text:p text:style-name="P23">d. don't remove brackets ( ) [ ] as they may contain versions of songs (read more in the last rule)</text:p>
      <text:p text:style-name="P34"><text:span text:style-name="T4">e. </text:span><text:span text:style-name="T2">add “_hd24” suffix </text:span><text:span text:style-name="T4">(if files has a bitrate higher than 16 bit, i.e. 24, 32, etc) add thus suffix at the end of the name</text:span></text:p>
      <text:p text:style-name="P45">f. adding the 'full-version' suffix </text:p>
      <text:p text:style-name="P46"/>
      <text:p text:style-name="P34"><text:span text:style-name="T1">All of those rules except </text:span><text:span text:style-name="T2">f) </text:span><text:span text:style-name="T1">are included in the current script. To understand this rule first it's important to know that music files (let's call them songs for a moment) which are processed can be divided into two different types</text:span><text:span text:style-name="T4">: </text:span></text:p>
      <text:p text:style-name="P34"><text:span text:style-name="T2">i. single titles</text:span><text:span text:style-name="T4"> and then there's only one version of the song </text:span><text:span text:style-name="T2">without </text:span><text:span text:style-name="T4">any additional edits/variation)</text:span><text:span text:style-name="T1">. </text:span></text:p>
      <text:p text:style-name="P34"><text:span text:style-name="T2">ii. A set</text:span><text:span text:style-name="T1"> of different versions of a song. </text:span></text:p>
      <text:p text:style-name="P27"/>
      <text:p text:style-name="P23">Case I. Means we have a song i.e. 'jingle bells.wav' and there are no additional edits. The rules we are describing here refers to case ii when we have files like </text:p>
      <text:p text:style-name="P27"/>
      <text:list xml:id="list7559378365538274169" text:style-name="WW8Num1">
        <text:list-item>
          <text:p text:style-name="P60">'jingle bells.wav'</text:p>
        </text:list-item>
        <text:list-item>
          <text:p text:style-name="P60">'jingle bells 30sec edit.wav'</text:p>
        </text:list-item>
        <text:list-item>
          <text:p text:style-name="P60">'jingle bells 60sec.wav'</text:p>
        </text:list-item>
        <text:list-item>
          <text:p text:style-name="P60">'jingle bells what-ever-composer-writes-here-like-no-piano-version.wav'</text:p>
        </text:list-item>
      </text:list>
      <text:p text:style-name="P27"/>
      <text:p text:style-name="P34"><text:span text:style-name="T4">So on the top of the list we have so called “</text:span><text:span text:style-name="T2">full version</text:span><text:span text:style-name="T4">”. In many cases composer <text:s/>mark them before uploading naming “jingle bells full_version.wav”. But quite often they don't put this suffix in the name leaving it only like “jingle bells.wav”. The problem is, if there's no full-version suffix our online editor have a problem with grouping and proper sorting files. </text:span></text:p>
      <text:p text:style-name="P28"/>
      <text:p text:style-name="P29">So in this step the tool should:</text:p>
      <text:list xml:id="list272365519083166305" text:style-name="WW8Num2">
        <text:list-item>
          <text:p text:style-name="P61">determine if we have a set of songs under the same name with different edits or a single song</text:p>
        </text:list-item>
        <text:list-item>
          <text:p text:style-name="P61">if there is a single song it doesn't have to add any suffix (it can be just “jingle bells”)</text:p>
        </text:list-item>
        <text:list-item>
          <text:p text:style-name="P61">if there is set of songs and one of them have no suffix it should add “full_version” suffix to this one.</text:p>
        </text:list-item>
      </text:list>
      <text:p text:style-name="P27"/>
      <text:list xml:id="list1794244975908345669" text:style-name="WW8Num5">
        <text:list-item>
          <text:p text:style-name="P64">Preprocessing</text:p>
        </text:list-item>
      </text:list>
      <text:p text:style-name="P17"/>
      <text:list xml:id="list3550778373854802034" text:style-name="WW8Num6">
        <text:list-item>
          <text:p text:style-name="P62">normalize all i-files (set by default the highest -0.5 db volume for all files) (configurable)</text:p>
        </text:list-item>
        <text:list-item>
          <text:p text:style-name="P62">convert all files 8, 16 or 24 bit (no converison by default 'no-change') (configurable)</text:p>
        </text:list-item>
        <text:list-item>
          <text:p text:style-name="P62">adding tags to wav files (configurable)</text:p>
        </text:list-item>
      </text:list>
      <text:p text:style-name="P1"><text:span text:style-name="T22"><text:s text:c="4"/></text:span><text:span text:style-name="T23">2. Mixing</text:span></text:p>
      <text:p text:style-name="P5"/>
      <text:p text:style-name="P16">a. mixing every i-file with selected w-file</text:p>
      <text:p text:style-name="P16"/>
      <text:list xml:id="list7945000005206360428" text:style-name="WW8Num7">
        <text:list-item>
          <text:p text:style-name="P63">before start of the process you can <text:span text:style-name="T10">select and point a directory of w-file(s)</text:span> as there maybe a need to use different w-file(s) in future</text:p>
        </text:list-item>
      </text:list>
      <text:p text:style-name="P19"/>
      <text:p text:style-name="P42"><text:span text:style-name="T1">b. </text:span><text:span text:style-name="T2">if w-file is shorter than i-file </text:span><text:span text:style-name="T1">loop w-file n times. </text:span><text:span text:style-name="T2">Cut tail of w-file as </text:span><text:span text:style-name="T1">the w-file can not be heard, </text:span><text:soft-page-break/><text:span text:style-name="T8">remaining out of the shorter i-file. The mixing shouldn't apply to the last x seconds of each file (configurable time differently for every type a-d of w-file - see section 5 for details)</text:span></text:p>
      <text:p text:style-name="P18"/>
      <text:list xml:id="list5329074128980979531" text:style-name="WW8Num8">
        <text:list-item>
          <text:p text:style-name="P67"><text:span text:style-name="T12">check momentary volume and dynamics of i-file and adjust the w-file volume (</text:span><text:span text:style-name="T13">configurable offset</text:span><text:span text:style-name="T12">) </text:span><text:span text:style-name="T11">to the appropriate level.</text:span><text:span text:style-name="T1"> I.e. If I-file has silent intro, or some silent parts, the tool have to change volume of w-file for this area before mixing it in. If i-file has some dynamic parts, which are very loud the program should have to rise volume of w-file . The mixing process have to be done dynamically thus in the output file you can hear w-file mixed which is not too loud and not too silent for entire audio file. As it's not possible to have one average setting, the volume of the w-file in the mix have to be controlled during the mix taking into consideration what is current dynamics of i-file.</text:span></text:p>
        </text:list-item>
      </text:list>
      <text:p text:style-name="P18"/>
      <text:p text:style-name="P39">d. w-file time offset (configurable). By default <text:span text:style-name="T10">first word of the w-file should be heard after </text:span><text:span text:style-name="T15">8 seconds</text:span><text:span text:style-name="T10"> of the mix</text:span>. But it should be possible to <text:span text:style-name="T10">set this value in the configuration.</text:span> </text:p>
      <text:p text:style-name="P24"/>
      <text:p text:style-name="P35">e. loop w-file over i-file and cut tail of last w-file so that i-file remains same length</text:p>
      <text:p text:style-name="P35">f. for each i-file, <text:span text:style-name="T10">detect avg RMS for that section where w-file will be mixed in and vary w-file accordingly</text:span></text:p>
      <text:p text:style-name="P37">g<text:span text:style-name="T25">. for short i-files use w-file2 and adjust accordingly</text:span></text:p>
      <text:p text:style-name="P14"/>
      <text:list xml:id="list8009751447131052186" text:style-name="WW8Num10">
        <text:list-item>
          <text:p text:style-name="P59">Output files, in the directory output (configurable name for each output)</text:p>
        </text:list-item>
      </text:list>
      <text:p text:style-name="P2"/>
      <text:p text:style-name="P9"><text:span text:style-name="T2"><text:tab/></text:span><text:span text:style-name="T1">a. directory "</text:span><text:span text:style-name="T2">full</text:span><text:span text:style-name="T1">" with original wav files after renaming (1b) ie. <text:tab/></text:span><text:span text:style-name="T5">“jingle_bells_(full_version)_hd24.wav”</text:span></text:p>
      <text:p text:style-name="P30"><text:span text:style-name="T1">b. directory "</text:span><text:span text:style-name="T2">flac</text:span><text:span text:style-name="T1">" with original wav files converted to .flac format</text:span></text:p>
      <text:list xml:id="list2636803445780545166" text:style-name="WW8Num9">
        <text:list-item>
          <text:p text:style-name="P66"><text:span text:style-name="T1">directory "</text:span><text:span text:style-name="T2">demo</text:span><text:span text:style-name="T1">" consisting combined files in mp3 128kbps format (configurable). <text:line-break/>Those files have the same name as "full" files with added suffix "_MMSS" (minutes and seconds, the timing of audio file) + "_demo" </text:span></text:p>
        </text:list-item>
      </text:list>
      <text:p text:style-name="P18"/>
      <text:p text:style-name="P30"><text:span text:style-name="T6">“</text:span><text:span text:style-name="T5">jingle_bells_(full_version)_hd24_0135_demo.wav”</text:span></text:p>
      <text:p text:style-name="P25"/>
      <text:p text:style-name="P26">configurable: </text:p>
      <text:list xml:id="list6023579021360061289" text:style-name="WW8Num11">
        <text:list-item>
          <text:p text:style-name="P65">timing suffix (on/off)</text:p>
        </text:list-item>
        <text:list-item>
          <text:p text:style-name="P65">demo suffix (on/off)</text:p>
        </text:list-item>
        <text:list-item>
          <text:p text:style-name="P65">bitrate</text:p>
        </text:list-item>
      </text:list>
      <text:p text:style-name="P5"/>
      <text:p text:style-name="P30"><text:span text:style-name="T1">d. directory "</text:span><text:span text:style-name="T2">mp3</text:span><text:span text:style-name="T1">" full files converted to mp3 format (with configurable bitrate)</text:span></text:p>
      <text:p text:style-name="P16"/>
      <text:p text:style-name="P16">4. W-files </text:p>
      <text:p text:style-name="P30"/>
      <text:p text:style-name="P35">There are four types of w-files used depending on the length of the current i-fileŁ</text:p>
      <text:p text:style-name="P40"/>
      <text:p text:style-name="P35">a. watermark-a-0000-0008 for i-files up to 8 seconds</text:p>
      <text:p text:style-name="P35">b. watermark-b-0009-0015 for i-files from 9 to 15 seconds</text:p>
      <text:p text:style-name="P35">c. watermark-c-0016-0029 for i-files from 16 to 29 seconds</text:p>
      <text:p text:style-name="P35">d. watermark-d-0030-9999 for all i-files above 30 </text:p>
      <text:p text:style-name="P40"/>
      <text:p text:style-name="P35"><text:soft-page-break/>The difference is caused that shorter files need more dense watermarking</text:p>
      <text:p text:style-name="P20"/>
      <text:p text:style-name="P47">It would be not possible to control volume of such long w-files. So they were sliced into small unique elements which were previosly used to build them. After slicing we have such elements:</text:p>
      <text:p text:style-name="P36"/>
      <text:p text:style-name="P48">W01.wav ("soundimage")<text:tab/><text:tab/><text:tab/><text:span text:style-name="T24">1.113220</text:span></text:p>
      <text:p text:style-name="P48">W02.wav ("preview")<text:tab/><text:tab/><text:tab/><text:tab/><text:span text:style-name="T24">0.847619</text:span></text:p>
      <text:p text:style-name="P48">W03.wav ("soundimage.eu")<text:tab/><text:tab/><text:tab/><text:span text:style-name="T24">1.834785</text:span></text:p>
      <text:p text:style-name="P48">W04.wav ("soundimage.eu - royalty free and stock music")<text:tab/><text:tab/><text:span text:style-name="T24">2.339365</text:span></text:p>
      <text:p text:style-name="P48">W0<text:span text:style-name="T19">5</text:span>.wav ("soundimage")<text:tab/><text:tab/><text:tab/><text:tab/><text:tab/><text:tab/><text:tab/><text:span text:style-name="T24">1.128639</text:span></text:p>
      <text:p text:style-name="P48">W0<text:span text:style-name="T19">6</text:span>.wav ("soundimage - creative music tracks for your projects")<text:tab/><text:span text:style-name="T24">2.520408</text:span></text:p>
      <text:p text:style-name="P22"/>
      <text:p text:style-name="P33"><text:span text:style-name="T21">Using those elements we can now build again on the fly each set of W-Files (a, b, c, d) with the possibility to control every element audiable in each W-File (a-d). So each of our W-Files now consist of </text:span><text:span text:style-name="T17">a chain using all our </text:span><text:span text:style-name="T18">W01.wav-W06.wav </text:span><text:span text:style-name="T17">single samples (</text:span><text:span text:style-name="T18">W-samples) </text:span><text:span text:style-name="T17">and inserted block of silence after each of them - let's define it as S</text:span><text:span text:style-name="T18">nn</text:span><text:span text:style-name="T17"> where </text:span><text:span text:style-name="T18">nn </text:span><text:span text:style-name="T17">is number of seconds:</text:span></text:p>
      <text:p text:style-name="P41"/>
      <text:p text:style-name="P36">i-files up to 8 seconds is build with:</text:p>
      <text:p text:style-name="P38">W01.wav | S01 | W02.wav | S02</text:p>
      <text:p text:style-name="P36"/>
      <text:p text:style-name="P36">for i-files from 9 to 15 seconds</text:p>
      <text:p text:style-name="P38">W01.wav | S04 | W02.wav | S05 | W02.wav | S05 </text:p>
      <text:p text:style-name="P36"/>
      <text:p text:style-name="P36">for i-files from 16 to 29 seconds</text:p>
      <text:p text:style-name="P38">W02.wav | S06 | W03.wav | S06 | W02.wav | S10 | W02.wav | S08</text:p>
      <text:p text:style-name="P36"/>
      <text:p text:style-name="P36">for all i-files above 30 </text:p>
      <text:p text:style-name="P38">W03.wav | S00| W04.wav | S08 |</text:p>
      <text:p text:style-name="P38">W02.wav | S08 | W02.wav | S08 | W02.wav | S08 | W05.wav | S00 | W06.wav | S09 </text:p>
      <text:p text:style-name="P38">| W02.wav | S08 | W02.wav | S08 | W02.wav | S08</text:p>
      <text:p text:style-name="P22"/>
      <text:p text:style-name="P38">5. Mixing-in the watermark in the end of the file </text:p>
      <text:p text:style-name="P43"/>
      <text:p text:style-name="P44"><text:span text:style-name="T4">Depending on a time of i-file being used there should be different rule for mixing-in certain w-file into the last x seconds of an i-file. </text:span><text:span text:style-name="T14">General rule is that last x seconds of i-file is free from mixing in-w file.</text:span><text:span text:style-name="T4"> This last x seconds of each i-file is called </text:span><text:span text:style-name="T2">mix-free ending</text:span><text:span text:style-name="T4">. It should be configurable depending on the time of i-file. By defult it maybe set like his:</text:span></text:p>
      <text:p text:style-name="P41"/>
      <text:p text:style-name="P44"><text:span text:style-name="T4">For each i-file length / time of </text:span><text:span text:style-name="T2">mixing-free ending (mm:ss)</text:span></text:p>
      <text:p text:style-name="P36">00:00 - 00:04 / 1 sec</text:p>
      <text:p text:style-name="P36">00:05 - 00:09 / 2 sec</text:p>
      <text:p text:style-name="P36">00:10 - 00:19 / 3 <text:s/>sec</text:p>
      <text:p text:style-name="P36">00:20 - 00:39 / 4 <text:s/>sec</text:p>
      <text:p text:style-name="P36">00:40-00:59 / 5 <text:s/>sec</text:p>
      <text:p text:style-name="P36">01:00-2:00 / 10 sec</text:p>
      <text:p text:style-name="P36">&gt; 02:00 / 15 sec</text:p>
      <text:p text:style-name="P32"><text:soft-page-break/></text:p>
      <text:p text:style-name="P49">6. Preview Mode (GUI version only)</text:p>
      <text:p text:style-name="P32"/>
      <text:p text:style-name="P31">The [PREVIEW] button has the functionality of previewing randomly choosen or/and selected files and hear how they sound after mix. So this is like an mix-in feature on the applied fly. Becasue of that, in GUI version there are should be a possiiblity to open a window where we have all selected files in a list and we can mulitselect any of them to apply and start [PREVIEW] mode. </text:p>
      <text:p text:style-name="P31"/>
      <text:p text:style-name="P31">Previewing is just playing back one after another with possibility to how they sound after mixing. The aim of this process is to hear if a) watermarks are applied in a propoer time b) if the level of w-file is mixed with a good ratio.</text:p>
      <text:p text:style-name="P31"/>
      <text:p text:style-name="P31">Additional options for PREVIEW mode:</text:p>
      <text:p text:style-name="P31">- possibily to choose a multifiles from a list (shift selected) or select random checkbox and select them randomly</text:p>
      <text:p text:style-name="P31">- possibility to [SKIP] to another file during playing </text:p>
      <text:p text:style-name="P21">- a slider to set starting point offset applied during playback (in case we want to hear how mixing goes starting from 10th seconds of each file).</text:p>
      <text:p text:style-name="P3"/>
      <text:p text:style-name="P1"><text:span text:style-name="T22"><text:s text:c="4"/></text:span><text:span text:style-name="T23">Other configurable options not mentioned above:</text:span></text:p>
      <text:p text:style-name="P2"/>
      <text:list xml:id="list2986855024763934722" text:style-name="WW8Num12">
        <text:list-item>
          <text:list>
            <text:list-item>
              <text:p text:style-name="P57">name of directories</text:p>
            </text:list-item>
            <text:list-item>
              <text:p text:style-name="P57">mp3 id1 and id2 tags </text:p>
            </text:list-item>
            <text:list-item>
              <text:p text:style-name="P57">flac encoding rate</text:p>
            </text:list-item>
            <text:list-item>
              <text:p text:style-name="P57">wav tags</text:p>
            </text:list-item>
            <text:list-item>
              <text:p text:style-name="P57">volume mixing offset</text:p>
            </text:list-item>
            <text:list-item>
              <text:p text:style-name="P57">w-file time offset</text:p>
            </text:list-item>
            <text:list-item>
              <text:p text:style-name="P57">directories (source, destination)</text:p>
            </text:list-item>
            <text:list-item>
              <text:p text:style-name="P57">delete “org (dir)” (on/off) after processing</text:p>
            </text:list-item>
            <text:list-item>
              <text:p text:style-name="P57">directory of w-file</text:p>
            </text:list-item>
            <text:list-item>
              <text:p text:style-name="P57">directory of i-fiels</text:p>
            </text:list-item>
            <text:list-item>
              <text:p text:style-name="P57">additional optional prefix for all files</text:p>
            </text:list-item>
            <text:list-item>
              <text:p text:style-name="P57">additional optional suffix for all processed files </text:p>
            </text:list-item>
            <text:list-item>
              <text:p text:style-name="P57">ftp upload of entire directory processed (i.e. “wojciech panufnik”) conatining four subdirectories (full, mp3, flac, demo) of particulair composer to the defined directory on ftp. </text:p>
            </text:list-item>
            <text:list-item>
              <text:p text:style-name="P57">There should be some kind of protection (code?) to use this tool (configurable).</text:p>
            </text:list-item>
            <text:list-item>
              <text:p text:style-name="P57">Information of copyrights of the owner of the tool</text:p>
            </text:list-item>
          </text:list>
        </text:list-item>
      </text:list>
      <text:p text:style-name="P5"/>
      <text:p text:style-name="P15"><text:span text:style-name="T3"><text:s text:c="4"/></text:span><text:span text:style-name="T2">Legal requirements</text:span></text:p>
      <text:p text:style-name="P13"/>
      <text:p text:style-name="P15"><text:span text:style-name="T7"><text:s text:c="4"/></text:span><text:span text:style-name="T1">All copyrights have to be transferred to me after job is complete and the source code provided and this tool is created for our exclusive use. <text:s/>There is a possibility of developing this tool in future so it have to be contain readable code with all sources. Compiled format with GUI to run under Window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Symbol" svg:font-family="Symbol"/>
    <style:font-face style:name="Tahoma1" svg:font-family="Tahoma"/>
    <style:font-face style:name="Lucida Sans1" svg:font-family="'Lucida Sans'" style:font-family-generic="swiss"/>
    <style:font-face style:name="Andale Sans UI" svg:font-family="'Andale Sans UI', 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org Sans" svg:font-family="'Giorg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agłówek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pitch-complex="variable" style:font-size-complex="14pt"/>
    </style:style>
    <style:style style:name="Podpis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Symbol" fo:font-family="Symbol" style:font-name-complex="OpenSymbol" style:font-family-complex="OpenSymbol, 'Arial Unicode MS'"/>
    </style:style>
    <style:style style:name="WW8Num2z0" style:family="text">
      <style:text-properties style:font-name="Symbol" fo:font-family="Symbol" style:font-name-complex="OpenSymbol" style:font-family-complex="OpenSymbol, 'Arial Unicode MS'"/>
    </style:style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name-complex="OpenSymbol" style:font-family-complex="OpenSymbol, 'Arial Unicode MS'"/>
    </style:style>
    <style:style style:name="WW8Num7z0" style:family="text">
      <style:text-properties style:font-name="Symbol" fo:font-family="Symbol" style:font-name-complex="OpenSymbol" style:font-family-complex="OpenSymbol, 'Arial Unicode MS'"/>
    </style:style>
    <style:style style:name="WW8Num8z0" style:family="text">
      <style:text-properties fo:language="en" fo:country="US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name-complex="OpenSymbol" style:font-family-complex="OpenSymbol, 'Arial Unicode MS'"/>
    </style:style>
    <style:style style:name="WW8Num12z0" style:family="text">
      <style:text-properties style:font-name="Symbol" fo:font-family="Symbol" style:font-name-complex="OpenSymbol" style:font-family-complex="OpenSymbol, 'Arial Unicode MS'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5z0" style:family="text">
      <style:text-properties style:font-name="Symbol" fo:font-family="Symbol" style:font-name-complex="OpenSymbol" style:font-family-complex="OpenSymbol, 'Arial Unicode MS'"/>
    </style:style>
    <style:style style:name="WW8Num16z0" style:family="text">
      <style:text-properties style:font-name="Symbol" fo:font-family="Symbol" style:font-name-complex="OpenSymbol" style:font-family-complex="OpenSymbol, 'Arial Unicode MS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e_20_wypunktowania" style:display-name="Symbole wypunktowania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Znaki_20_numeracji" style:display-name="Znaki numeracji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6pt solid #dddddd" fo:padding="1cm" style:shadow="none" fo:background-color="#dddddd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dddddd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7:32:02</meta:creation-date>
    <dc:creator>Ryan Venter</dc:creator>
    <dc:date>2016-07-07T23:14:32.875000000</dc:date>
    <meta:editing-cycles>33</meta:editing-cycles>
    <meta:editing-duration>PT8H24M45S</meta:editing-duration>
    <meta:generator>LibreOffice/5.1.4.2$Windows_x86 LibreOffice_project/f99d75f39f1c57ebdd7ffc5f42867c12031db97a</meta:generator>
    <meta:document-statistic meta:table-count="0" meta:image-count="0" meta:object-count="0" meta:page-count="6" meta:paragraph-count="155" meta:word-count="2081" meta:character-count="12098" meta:non-whitespace-character-count="10082"/>
  </office:meta>
</office:document-meta>
</file>